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 table:number-rows-repeated="104790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5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 style:data-style-name="N2" text:time-value="20:54:10.8597493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5.2$Linux_X86_64 LibreOffice_project/dd0751754f11728f69b42ee2af66670068624673</meta:generator>
    <meta:creation-date>2006-09-16T14:57:30</meta:creation-date>
    <dc:date>2020-05-18T20:54:52.890855017</dc:date>
    <meta:editing-cycles>375</meta:editing-cycles>
    <meta:editing-duration>PT17H31M44S</meta:editing-duration>
    <meta:document-statistic meta:table-count="2" meta:cell-count="1579" meta:object-count="0"/>
    <meta:user-defined meta:name="Info 1"/>
    <meta:user-defined meta:name="Info 2"/>
    <meta:user-defined meta:name="Info 3"/>
    <meta:user-defined meta:name="Info 4"/>
  </office:meta>
</office:document-meta>
</file>